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89cm" fo:min-width="3.31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" style:family="graphic" style:parent-style-name="objectwithoutfill">
      <style:graphic-properties svg:stroke-color="#158466" draw:marker-end="Arrowheads_20_10" draw:marker-end-width="0.3cm" draw:fill="none" draw:textarea-vertical-align="middle"/>
    </style:style>
    <style:style style:name="gr9" style:family="graphic" style:parent-style-name="objectwithoutfill">
      <style:graphic-properties svg:stroke-color="#158466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svg:stroke-color="#ff4000"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2cm" svg:x="41.002cm" svg:y="1cm">
          <text:p text:style-name="P1">mod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41.002cm" svg:y="5.858cm">
          <text:p text:style-name="P1">pfsen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28.632cm" svg:y="5.857cm">
          <text:p text:style-name="P1">Ap / swi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965cm" svg:y="13.033cm">
          <text:p text:style-name="P1">Server #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8.632cm" svg:y="13.033cm">
          <text:p text:style-name="P1">Server #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87cm" svg:y="13.033cm">
          <text:p text:style-name="P1">ZFS Stor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cm" svg:y="17.161cm">
          <text:p text:style-name="P1">Internal</text:p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8.632cm" svg:y="16.89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9.937cm" svg:y="17.16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4.67cm" svg:y="16.843cm">
          <text:p text:style-name="P1">External</text:p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7.732cm" svg:y="16.891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6.711cm" svg:y="21.139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1.065cm" svg:y="21.065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5.51cm" svg:y="21.065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9.955cm" svg:y="21.065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6.025cm" svg:y="28.732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51.105cm" svg:y="28.733cm">
          <text:p text:style-name="P1">Analytics</text:p>
          <text:p text:style-name="P1">For</text:p>
          <text:p text:style-name="P1">Spot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6.025cm" svg:y="32.543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.225cm" svg:y="25.731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6.397cm" svg:y="25.732cm">
          <text:p text:style-name="P1">Analytics</text:p>
          <text:p text:style-name="P1">For</text:p>
          <text:p text:style-name="P1">Spot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.225cm" svg:y="29.542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22.24cm">
          <text:p text:style-name="P1">Portai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25.24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9.732cm" svg:y="25.177cm">
          <text:p text:style-name="P1">Gitlab</text:p>
          <text:p text:style-name="P1">Run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28.24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9.732cm" svg:y="28.272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31.131cm">
          <text:p text:style-name="P1">Nextclou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34.305cm">
          <text:p text:style-name="P1">Pi-Ho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37.163cm">
          <text:p text:style-name="P1">Home</text:p>
          <text:p text:style-name="P1">Assista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6.687cm" svg:y="24.205cm">
          <text:p text:style-name="P1">Timeshift &amp;</text:p>
          <text:p text:style-name="P1">LuckyBac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-7.89cm" svg:y="13.668cm">
          <text:p text:style-name="P1">Server #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-7.89cm" svg:y="17.16cm">
          <text:p text:style-name="P1">OctoPr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-12.335cm" svg:y="17.16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87cm" svg:y="40.163cm">
          <text:p text:style-name="P1">Finance</text:p>
          <text:p text:style-name="P1">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1.025cm" svg:y="28.943cm">
          <text:p text:style-name="P1">Traefik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6.025cm" svg:y="28.943cm">
          <text:p text:style-name="P1">Kubernetes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6.025cm" svg:y="33.943cm">
          <text:p text:style-name="P1">Traefik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.025cm" svg:y="33.943cm">
          <text:p text:style-name="P1">Kubernetes</text:p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91cm" svg:y1="3.222cm" svg:x2="42.91cm" svg:y2="5.762cm">
          <text:p/>
        </draw:line>
        <draw:line draw:style-name="gr4" draw:text-style-name="P1" draw:layer="layout" svg:x1="32.432cm" svg:y1="7.032cm" svg:x2="41.005cm" svg:y2="7.032cm">
          <text:p/>
        </draw:line>
        <draw:line draw:style-name="gr5" draw:text-style-name="P1" draw:layer="layout" svg:x1="30.527cm" svg:y1="8.202cm" svg:x2="30.527cm" svg:y2="12.965cm">
          <text:p/>
        </draw:line>
        <draw:line draw:style-name="gr6" draw:text-style-name="P1" draw:layer="layout" svg:x1="42.91cm" svg:y1="8.302cm" svg:x2="42.91cm" svg:y2="13.065cm">
          <text:p/>
        </draw:line>
        <draw:frame draw:style-name="gr7" draw:text-style-name="P2" draw:layer="layout" svg:width="3.175cm" svg:height="0.962cm" svg:x="34.655cm" svg:y="6.08cm">
          <draw:text-box>
            <text:p>VLAN 0</text:p>
          </draw:text-box>
        </draw:frame>
        <draw:frame draw:style-name="gr7" draw:text-style-name="P2" draw:layer="layout" svg:width="3.175cm" svg:height="0.962cm" svg:x="40.37cm" svg:y="9.245cm">
          <draw:text-box>
            <text:p>VLAN 1</text:p>
          </draw:text-box>
        </draw:frame>
        <draw:line draw:style-name="gr8" draw:text-style-name="P3" draw:layer="layout" svg:x1="33.067cm" svg:y1="13.382cm" svg:x2="41.005cm" svg:y2="13.382cm">
          <text:p/>
        </draw:line>
        <draw:line draw:style-name="gr8" draw:text-style-name="P3" draw:layer="layout" svg:x1="33.067cm" svg:y1="15.287cm" svg:x2="40.974cm" svg:y2="15.282cm">
          <text:p/>
        </draw:line>
        <draw:line draw:style-name="gr9" draw:text-style-name="P3" draw:layer="layout" svg:x1="33.072cm" svg:y1="15.287cm" svg:x2="33.072cm" svg:y2="7.032cm">
          <text:p/>
        </draw:line>
        <draw:frame draw:style-name="gr10" draw:text-style-name="P2" draw:layer="layout" svg:width="3.493cm" svg:height="0.962cm" svg:x="35.607cm" svg:y="12.42cm">
          <draw:text-box>
            <text:p>SHH (22)</text:p>
          </draw:text-box>
        </draw:frame>
        <draw:frame draw:style-name="gr10" draw:text-style-name="P2" draw:layer="layout" svg:width="7.937cm" svg:height="0.962cm" svg:x="33.068cm" svg:y="14.335cm">
          <draw:text-box>
            <text:p>Reverse Proxy (50500)</text:p>
          </draw:text-box>
        </draw:frame>
        <draw:line draw:style-name="gr11" draw:text-style-name="P3" draw:layer="layout" svg:x1="44.397cm" svg:y1="1cm" svg:x2="44.397cm" svg:y2="13.065cm">
          <text:p/>
        </draw:line>
        <draw:frame draw:style-name="gr7" draw:text-style-name="P2" draw:layer="layout" svg:width="3.175cm" svg:height="2.384cm" svg:x="44.371cm" svg:y="9.245cm">
          <draw:text-box>
            <text:p>Reverse Proxy</text:p>
            <text:p>(50500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27cm" svg:stroke-color="#3465a4" draw:marker-start="Triangle" draw:marker-start-width="0.635cm" draw:marker-start-center="false" draw:marker-end="Triangle" draw:marker-end-width="0.6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27cm" draw:marker-start-width="0.635cm" draw:marker-end-width="0.6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8:57:24.212784996</meta:creation-date>
    <dc:date>2021-08-25T19:31:31.638037870</dc:date>
    <meta:editing-duration>PT2M50S</meta:editing-duration>
    <meta:editing-cycles>2</meta:editing-cycles>
    <meta:generator>LibreOffice/7.1.5.2$Linux_X86_64 LibreOffice_project/10$Build-2</meta:generator>
    <meta:document-statistic meta:object-count="51"/>
  </office:meta>
</office:document-meta>
</file>